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kayaTelivigala" svg:font-family="AkayaTelivigala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kayaTelivigala" fo:font-size="12pt" fo:font-weight="normal" officeooo:paragraph-rsid="000f81d9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style:font-name="AkayaTelivigala" fo:font-size="12pt" fo:font-weight="normal" officeooo:paragraph-rsid="0010e62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kayaTelivigala" fo:font-size="40pt" fo:font-weight="normal" officeooo:rsid="000f81d9" officeooo:paragraph-rsid="000f81d9" style:font-size-asian="40pt" style:font-weight-asian="normal" style:font-size-complex="40pt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AkayaTelivigala" fo:font-size="12pt" fo:letter-spacing="normal" fo:font-style="normal" fo:font-weight="normal" officeooo:rsid="000f81d9" officeooo:paragraph-rsid="000f81d9" style:font-size-asian="12pt" style:font-weight-asian="normal" style:font-size-complex="12pt" style:font-weight-complex="normal"/>
    </style:style>
    <style:style style:name="T1" style:family="text">
      <style:text-properties officeooo:rsid="000f81d9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0f81d9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0f81d9" style:font-weight-asian="bold" style:font-weight-complex="bold"/>
    </style:style>
    <style:style style:name="T5" style:family="text">
      <style:text-properties fo:font-variant="normal" fo:text-transform="none" fo:letter-spacing="normal" fo:font-style="normal" officeooo:rsid="0010e62d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letter-spacing="normal" fo:font-style="normal" officeooo:rsid="0012d1d7" style:font-size-asian="12pt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 fo:font-weight="bold" officeooo:rsid="000f81d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stel Management System</text:p>
      <text:p text:style-name="P1"><text:span text:style-name="T7">Front – End</text:span><text:span text:style-name="T1"> : Streamlit </text:span><text:span text:style-name="T2">open source python based framework for developing and deploying interactive </text:span><text:span text:style-name="T3">user interface.</text:span></text:p>
      <text:p text:style-name="P1"><text:span text:style-name="T4">Back – End</text:span><text:span text:style-name="T3"> : Python </text:span></text:p>
      <text:p text:style-name="P1"><text:span text:style-name="T4">Backend</text:span><text:span text:style-name="T3"> : MariaDB </text:span></text:p>
      <text:p text:style-name="P4"/>
      <text:p text:style-name="P4">A very intuitive and user friendly front-end developed for the student , hostel employees and the administer , gives it an edge above the others. The system helps you maintain the records of the students , the visitors , the employees working for the management , the food mess – laundry service – furniture maintenance in the hostel. </text:p>
      <text:p text:style-name="P2"><text:span text:style-name="T5">High efficiency due to use of triggers , stored procedures &amp; functions to handle the data entries by user and to automate the process. </text:span><text:span text:style-name="T6">Students could see their allocated rooms , room service and submit their complaints , also check their status of pending ones. Students have access to the student list and they know who have been allocated which room , helping them to search in which room their friend is i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kayaTelivigala" svg:font-family="AkayaTelivigala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3.999cm" style:num-format="1" style:print-orientation="portrait" fo:margin-top="2cm" fo:margin-bottom="2cm" fo:margin-left="2cm" fo:margin-right="2cm" fo:border="0.06pt solid #000000" fo:padding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01T18:08:13.434486790</meta:creation-date>
    <dc:date>2022-12-01T18:50:58.385758457</dc:date>
    <meta:editing-duration>PT8M19S</meta:editing-duration>
    <meta:editing-cycles>3</meta:editing-cycles>
    <meta:generator>LibreOffice/7.3.4.2$MacOSX_AARCH64 LibreOffice_project/728fec16bd5f605073805c3c9e7c4212a0120dc5</meta:generator>
    <meta:document-statistic meta:table-count="0" meta:image-count="0" meta:object-count="0" meta:page-count="1" meta:paragraph-count="6" meta:word-count="155" meta:character-count="922" meta:non-whitespace-character-count="766"/>
  </office:meta>
</office:document-meta>
</file>